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KaitiM GB1" svg:font-family="'AR PL KaitiM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Grande" svg:font-family="'Lucida Grande'"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979in" table:align="left"/>
    </style:style>
    <style:style style:name="Table1.A" style:family="table-column">
      <style:table-column-properties style:column-width="5.084in"/>
    </style:style>
    <style:style style:name="Table1.B" style:family="table-column">
      <style:table-column-properties style:column-width="1.313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0dfac2" officeooo:paragraph-rsid="000dfac2"/>
    </style:style>
    <style:style style:name="P2" style:family="paragraph" style:parent-style-name="Standard">
      <style:text-properties officeooo:paragraph-rsid="000dfac2"/>
    </style:style>
    <style:style style:name="P3" style:family="paragraph" style:parent-style-name="Standard">
      <style:text-properties officeooo:rsid="000fc6b1" officeooo:paragraph-rsid="000fc6b1"/>
    </style:style>
    <style:style style:name="T1" style:family="text">
      <style:text-properties officeooo:rsid="000dfac2"/>
    </style:style>
    <style:style style:name="T2" style:family="text">
      <style:text-properties officeooo:rsid="000fc6b1"/>
    </style:style>
    <style:style style:name="T3" style:family="text">
      <style:text-properties fo:font-style="italic" style:font-style-asian="italic" style:font-style-complex="italic"/>
    </style:style>
    <style:style style:name="T4" style:family="text">
      <style:text-properties fo:font-style="italic" officeooo:rsid="000fc6b1" style:font-style-asian="italic" style:font-style-complex="italic"/>
    </style:style>
    <style:style style:name="T5" style:family="text">
      <style:text-properties fo:font-style="normal" officeooo:rsid="000fc6b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ểm duyệt là một công việc rất mệt, hãy tưởng tượng mỗi ngày phải đọc hàng trăm, hàng nghìn văn bản tiếng anh xem cái nào có chữ “problems” thì rất là đuối. Đặc biệt là trong tiếng Anh, chữ problem có thể được viết ở nhiều dạng khác nhau. Hãy viết chương trình tự động làm việc này</text:p>
      <text:p text:style-name="Standard"/>
      <text:p text:style-name="Standard">Input</text:p>
      <text:p text:style-name="P2"><text:span text:style-name="T1">Mỗi hàng trong input có độ dài tối đa 80 ký tự. Có tối đa 1000 hàng trong input. input kết thúc bằng ký tự EOF (ghi gạp ký tụ này, các hàm nhập sẽ return false, sinh viên dùng điều này để kiểm tra điều kiện kết thúc)</text:span></text:p>
      <text:p text:style-name="Standard"/>
      <text:p text:style-name="Standard">Output</text:p>
      <text:p text:style-name="P1">Với mỗi hàng trong input, xuất ra chữ <text:span text:style-name="T2">màn hình </text:span><text:span text:style-name="T3">yes </text:span>trên một dòng nếu hàng đó có <text:span text:style-name="T2">chuỗi “problems”. Nếu không xuất ra chữ </text:span><text:span text:style-name="T4">no</text:span><text:span text:style-name="T5">.</text:span></text:p>
      <text:p text:style-name="P3">Chú ý chữ problems có thể viết hoa, viết thường và chia ở nhiều word form đều được tính như nhau</text:p>
      <table:table table:name="Table1" table:style-name="Table1">
        <table:table-column table:style-name="Table1.A"/>
        <table:table-column table:style-name="Table1.B"/>
        <table:table-row>
          <table:table-cell table:style-name="Table1.A1" office:value-type="string">
            <text:p text:style-name="Standard">Input</text:p>
          </table:table-cell>
          <table:table-cell table:style-name="Table1.B1" office:value-type="string">
            <text:p text:style-name="Standard">Output</text:p>
          </table:table-cell>
        </table:table-row>
        <table:table-row>
          <table:table-cell table:style-name="Table1.A2" office:value-type="string">
            <text:p text:style-name="Standard">Problematic pair programming</text:p>
            <text:p text:style-name="Standard">"There's a joke that pairs, like fish and house guests, go</text:p>
            <text:p text:style-name="Standard">rotten after three days," said Zach Brock, an engineering</text:p>
            <text:p text:style-name="Standard">manager. <text:s/>Working out problems with a pairing partner can be</text:p>
            <text:p text:style-name="Standard">a lot like working out problems with a significant other.</text:p>
            <text:p text:style-name="Standard">During one recent rough patch, Jamie Kite, a developer, sat</text:p>
            <text:p text:style-name="Standard">her partner down for a talk. "Hey, it feels like we're</text:p>
            <text:p text:style-name="Standard">driving in different directions," she recalls saying. "It's</text:p>
            <text:p text:style-name="Standard">like any relationship," Ms. <text:s/>Kite said. "If you don't talk</text:p>
            <text:p text:style-name="Standard">about the problems, it's not going to work." When those</text:p>
            <text:p text:style-name="Standard">timeouts don't solve the problem, partners can turn to</text:p>
            <text:p text:style-name="Standard">on-staff coaches who can help with counseling. <text:s/>"People who</text:p>
            <text:p text:style-name="Standard">have been pairing a while, they'll start acting like old</text:p>
            <text:p text:style-name="Standard">married couples," said Marc Phillips, one of the coaches.</text:p>
            <text:p text:style-name="Standard">People can be as much of a challenge as writing software.</text:p>
            <text:p text:style-name="Standard">(Excerpted from "Computer Programmers Learn Tough Lesson in</text:p>
            <text:p text:style-name="Standard">Sharing"; Wall Street Journal, August 27, 2012)</text:p>
          </table:table-cell>
          <table:table-cell table:style-name="Table1.B2" office:value-type="string">
            <text:p text:style-name="Standard">yes</text:p>
            <text:p text:style-name="Standard">no</text:p>
            <text:p text:style-name="Standard">no</text:p>
            <text:p text:style-name="Standard">yes</text:p>
            <text:p text:style-name="Standard">yes</text:p>
            <text:p text:style-name="Standard">no</text:p>
            <text:p text:style-name="Standard">no</text:p>
            <text:p text:style-name="Standard">no</text:p>
            <text:p text:style-name="Standard">no</text:p>
            <text:p text:style-name="Standard">yes</text:p>
            <text:p text:style-name="Standard">yes</text:p>
            <text:p text:style-name="Standard">no</text:p>
            <text:p text:style-name="Standard">no</text:p>
            <text:p text:style-name="Standard">no</text:p>
            <text:p text:style-name="Standard">no</text:p>
            <text:p text:style-name="Standard">no</text:p>
            <text:p text:style-name="Standard">no</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 PL KaitiM GB1" svg:font-family="'AR PL KaitiM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Grande" svg:font-family="'Lucida Grande'"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ucida Grande" fo:font-family="'Lucida Grande'"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KaitiM GB1" style:font-family-asian="'AR PL KaitiM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letype" style:family="text">
      <style:text-properties style:font-name="Liberation Mono" fo:font-family="'Liberation Mono'" style:font-family-generic="modern" style:font-pitch="fixed" style:font-name-asian="AR PL KaitiM GB1" style:font-family-asian="'AR PL KaitiM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ạm An</meta:initial-creator>
    <meta:creation-date>2013-07-26T05:08:36</meta:creation-date>
    <meta:generator>LibreOffice/4.3.4.1$Linux_X86_64 LibreOffice_project/430m0$Build-1</meta:generator>
    <dc:date>2014-12-11T13:52:45.247569186</dc:date>
    <meta:editing-duration>PT2M48S</meta:editing-duration>
    <meta:editing-cycles>4</meta:editing-cycles>
    <meta:document-statistic meta:table-count="1" meta:image-count="0" meta:object-count="0" meta:page-count="1" meta:paragraph-count="42" meta:word-count="331" meta:character-count="1712" meta:non-whitespace-character-count="1420"/>
  </office:meta>
</office:document-meta>
</file>